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color="#808080" draw:fill="none" draw:fill-color="#ffffff" draw:textarea-horizontal-align="left" draw:auto-grow-height="true" draw:auto-grow-width="true" fo:min-height="0.558cm" fo:min-width="4.947cm" fo:padding-top="0.225cm" fo:padding-bottom="0.225cm" fo:padding-left="0.35cm" fo:padding-right="0.35cm"/>
    </style:style>
    <style:style style:name="gr2" style:family="graphic" style:parent-style-name="standard">
      <style:graphic-properties draw:stroke="dash" draw:stroke-dash="Fine_20_Dashed_20__28_var_29_" svg:stroke-color="#808080" draw:fill="none" draw:fill-color="#ffffff" draw:textarea-horizontal-align="left" draw:auto-grow-height="true" draw:auto-grow-width="true" fo:min-height="1.202cm" fo:min-width="5.568cm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1cm" svg:stroke-color="#80000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8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800000" draw:fill="solid" draw:fill-color="#fffee2" draw:opacity="20%" draw:textarea-horizontal-align="justify" draw:textarea-vertical-align="middle" draw:auto-grow-height="false" draw:shadow-opacity="20%"/>
    </style:style>
    <style:style style:name="gr7" style:family="graphic" style:parent-style-name="standard">
      <style:graphic-properties draw:stroke="dash" draw:stroke-dash="Fine_20_Dashed_20__28_var_29_" svg:stroke-color="#000080" draw:fill="none" draw:fill-color="#ffffff" draw:textarea-horizontal-align="left" draw:auto-grow-height="true" draw:auto-grow-width="true" fo:min-height="1.202cm" fo:min-width="5.568cm" fo:padding-top="0.225cm" fo:padding-bottom="0.225cm" fo:padding-left="0.35cm" fo:padding-right="0.35cm"/>
    </style:style>
    <style:style style:name="gr8" style:family="graphic" style:parent-style-name="standard">
      <style:graphic-properties draw:stroke="dash" draw:stroke-dash="Fine_20_Dashed_20__28_var_29_" svg:stroke-color="#0000ff" draw:fill="none" draw:fill-color="#ffffff" draw:textarea-horizontal-align="left" draw:auto-grow-height="true" draw:auto-grow-width="true" fo:min-height="1.202cm" fo:min-width="17.037cm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1cm" svg:stroke-color="#0000ff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text-properties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family="'Courier New'" style:font-family-generic="modern" style:font-pitch="fixed" fo:font-size="8pt" fo:font-weight="bold" style:font-size-asian="8pt" style:font-weight-asian="bold" style:font-size-complex="8pt" style:font-weight-complex="bold"/>
    </style:style>
    <style:style style:name="P4" style:family="paragraph">
      <style:text-properties fo:color="#000080"/>
    </style:style>
    <style:style style:name="P5" style:family="paragraph">
      <style:text-properties fo:color="#800000"/>
    </style:style>
    <style:style style:name="P6" style:family="paragraph">
      <style:text-properties fo:color="#0000ff"/>
    </style:style>
    <style:style style:name="T1" style:family="text">
      <style:text-properties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color="#80000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color="#00008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style:use-window-font-color="true" fo:font-family="'Courier New'" style:font-family-generic="modern" style:font-pitch="fixed" fo:font-size="8pt" fo:font-weight="bold" style:font-size-asian="8pt" style:font-weight-asian="bold" style:font-size-complex="8pt" style:font-weight-complex="bold"/>
    </style:style>
    <style:style style:name="T6" style:family="text">
      <style:text-properties fo:font-family="'Courier New'" style:font-family-generic="modern" style:font-pitch="fixed" fo:font-size="8pt" fo:font-weight="bold" style:font-size-asian="8pt" style:font-weight-asian="bold" style:font-size-complex="8pt" style:font-weight-complex="bold"/>
    </style:style>
    <style:style style:name="T7" style:family="text">
      <style:text-properties fo:color="#000080" fo:font-size="15pt" style:font-size-asian="15pt" style:font-size-complex="15pt"/>
    </style:style>
    <style:style style:name="T8" style:family="text">
      <style:text-properties fo:color="#0000ff" fo:font-family="'Courier New'" style:font-family-generic="modern" style:font-pitch="fixed" fo:font-size="8pt" fo:font-weight="bold" style:font-size-asian="8pt" style:font-weight-asian="bold" style:font-size-complex="8pt" style:font-weight-complex="bold"/>
    </style:style>
    <style:style style:name="T9" style:family="text">
      <style:text-properties fo:color="#800000" fo:font-family="'Courier New'" style:font-family-generic="modern" style:font-pitch="fixed" fo:font-size="8pt" fo:font-weight="bold" style:font-size-asian="8pt" style:font-weight-asian="bold" style:font-size-complex="8pt" style:font-weight-complex="bold"/>
    </style:style>
    <style:style style:name="T10" style:family="text">
      <style:text-properties fo:color="#800000" fo:font-size="10.5pt" style:font-size-asian="10.5pt" style:font-size-complex="10.5pt"/>
    </style:style>
    <style:style style:name="T11" style:family="text">
      <style:text-properties fo:color="#800000" fo:font-size="15pt" style:font-size-asian="15pt" style:font-size-complex="15pt"/>
    </style:style>
    <style:style style:name="T12" style:family="text">
      <style:text-properties fo:color="#0000ff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13" style:family="text">
      <style:text-properties fo:color="#0000ff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149cm" svg:height="2.111cm" svg:x="7.604cm" svg:y="5.493cm">
          <draw:text-box>
            <text:p><text:span text:style-name="T1">&lt;account oid="</text:span><text:span text:style-name="T2">600ddeed-feed-beef-f00d-222233331111</text:span><text:span text:style-name="T1">”&gt;</text:span></text:p>
            <text:p><text:span text:style-name="T1"><text:s text:c="2"/></text:span><text:span text:style-name="T1">&lt;name&gt;jsparrow&lt;/name&gt;</text:span><text:span text:style-name="T1"><text:line-break/></text:span><text:span text:style-name="T1"> <text:s/>...</text:span></text:p>
            <text:p><text:span text:style-name="T1">&lt;/account&gt;</text:span></text:p>
          </draw:text-box>
        </draw:frame>
        <draw:frame draw:style-name="gr2" draw:text-style-name="P1" draw:layer="layout" svg:width="12.809cm" svg:height="3.356cm" svg:x="1.602cm" svg:y="1.361cm">
          <draw:text-box>
            <text:p><text:span text:style-name="T1">&lt;user oid="deadbeef-600d-f00d-b004-111111111111”&gt;</text:span></text:p>
            <text:p><text:span text:style-name="T1"><text:s text:c="2"/></text:span><text:span text:style-name="T1">&lt;name&gt;jack&lt;/name&gt;</text:span></text:p>
            <text:p><text:span text:style-name="T1"><text:s text:c="2"/></text:span><text:span text:style-name="T1">&lt;fullName&gt;Cpt. Jack Sparrow&lt;/fullName&gt;</text:span><text:span text:style-name="T1"><text:line-break/></text:span><text:span text:style-name="T1"> <text:s/>...</text:span></text:p>
            <text:p><text:span text:style-name="T1"><text:s text:c="2"/></text:span><text:span text:style-name="T2">&lt;linkRef oid=”600ddeed-feed-beef-f00d-222233331111”/&gt;</text:span><text:span text:style-name="T1"><text:line-break/></text:span><text:span text:style-name="T1"> <text:s/>...</text:span></text:p>
            <text:p><text:span text:style-name="T1">&lt;/user&gt;</text:span></text:p>
          </draw:text-box>
        </draw:frame>
        <draw:path draw:style-name="gr3" draw:text-style-name="P2" draw:layer="layout" svg:width="7.404cm" svg:height="3.134cm" draw:transform="rotate (-0.179768912955417) translate (7.46743492268738cm 2.31503171560496cm)" svg:viewBox="0 0 7405 3135" svg:d="m6851 0c3455 400-10564 2953-5884 3135">
          <text:p/>
        </draw:path>
      </draw:page>
      <draw:page draw:name="page2" draw:style-name="dp1" draw:master-page-name="Default">
        <draw:frame draw:style-name="gr1" draw:text-style-name="P1" draw:layer="layout" svg:width="13.469cm" svg:height="2.526cm" svg:x="5.572cm" svg:y="5.332cm">
          <draw:text-box>
            <text:p><text:span text:style-name="T1">&lt;account oid="</text:span><text:span text:style-name="T2">600ddeed-feed-beef-f00d-222233331111</text:span><text:span text:style-name="T1">”&gt;</text:span></text:p>
            <text:p><text:span text:style-name="T1"><text:s text:c="2"/></text:span><text:span text:style-name="T1">&lt;name&gt;jsparrow&lt;/name&gt;</text:span></text:p>
            <text:p><text:span text:style-name="T1"><text:s text:c="2"/></text:span><text:span text:style-name="T3">&lt;resourceRef oid=”abaddeed-1004-dead-b00t-888899994321”&gt;</text:span><text:span text:style-name="T1"><text:line-break/></text:span><text:span text:style-name="T1"> <text:s/>...</text:span></text:p>
            <text:p><text:span text:style-name="T1">&lt;/account&gt;</text:span></text:p>
          </draw:text-box>
        </draw:frame>
        <draw:frame draw:style-name="gr2" draw:text-style-name="P1" draw:layer="layout" svg:width="12.809cm" svg:height="3.356cm" svg:x="1.602cm" svg:y="1.361cm">
          <draw:text-box>
            <text:p><text:span text:style-name="T1">&lt;user oid="deadbeef-600d-f00d-b004-111111111111”&gt;</text:span></text:p>
            <text:p><text:span text:style-name="T1"><text:s text:c="2"/></text:span><text:span text:style-name="T1">&lt;name&gt;jack&lt;/name&gt;</text:span></text:p>
            <text:p><text:span text:style-name="T1"><text:s text:c="2"/></text:span><text:span text:style-name="T1">&lt;fullName&gt;Cpt. Jack Sparrow&lt;/fullName&gt;</text:span><text:span text:style-name="T1"><text:line-break/></text:span><text:span text:style-name="T1"> <text:s/>...</text:span></text:p>
            <text:p><text:span text:style-name="T1"><text:s text:c="2"/></text:span><text:span text:style-name="T2">&lt;linkRef oid=”600ddeed-feed-beef-f00d-222233331111”/&gt;</text:span><text:span text:style-name="T1"><text:line-break/></text:span><text:span text:style-name="T1"> <text:s/>...</text:span></text:p>
            <text:p><text:span text:style-name="T1">&lt;/user&gt;</text:span></text:p>
          </draw:text-box>
        </draw:frame>
        <draw:path draw:style-name="gr3" draw:text-style-name="P2" draw:layer="layout" svg:width="9.239cm" svg:height="3.498cm" draw:transform="rotate (-0.179768912955417) translate (5.60148179682297cm 1.97593056115649cm)" svg:viewBox="0 0 9240 3499" svg:d="m8747 0c3457 400-12563 3316-7883 3499">
          <text:p/>
        </draw:path>
        <draw:frame draw:style-name="gr1" draw:text-style-name="P1" draw:layer="layout" svg:width="12.369cm" svg:height="2.111cm" svg:x="1.289cm" svg:y="8.322cm">
          <draw:text-box>
            <text:p><text:span text:style-name="T1">&lt;resource oid="</text:span><text:span text:style-name="T3">abaddeed-1004-dead-b00t-888899994321</text:span><text:span text:style-name="T1">”&gt;</text:span></text:p>
            <text:p><text:span text:style-name="T1"><text:s text:c="2"/></text:span><text:span text:style-name="T1">&lt;name&gt;Piracy Management Core&lt;/name&gt;</text:span><text:span text:style-name="T1"><text:line-break/></text:span><text:span text:style-name="T1"> <text:s/>...</text:span></text:p>
            <text:p><text:span text:style-name="T1">&lt;/resource&gt;</text:span></text:p>
          </draw:text-box>
        </draw:frame>
        <draw:path draw:style-name="gr4" draw:text-style-name="P2" draw:layer="layout" svg:width="6.115cm" svg:height="2.96cm" draw:transform="rotate (-0.179768912955417) translate (13.9754545557833cm 5.7065997640716cm)" svg:viewBox="0 0 6116 2961" svg:d="m4957 0c3457 399-1602 2093-4957 2961">
          <text:p/>
        </draw:path>
      </draw:page>
      <draw:page draw:name="page3" draw:style-name="dp1" draw:master-page-name="Default">
        <draw:frame draw:style-name="gr1" draw:text-style-name="P1" draw:layer="layout" svg:width="12.149cm" svg:height="2.111cm" svg:x="7.604cm" svg:y="5.064cm">
          <draw:text-box>
            <text:p><text:span text:style-name="T1">&lt;account oid="</text:span><text:span text:style-name="T2">600ddeed-feed-beef-f00d-222233331111</text:span><text:span text:style-name="T1">”&gt;</text:span></text:p>
            <text:p><text:span text:style-name="T1"><text:s text:c="2"/></text:span><text:span text:style-name="T1">&lt;name&gt;jsparrow&lt;/name&gt;</text:span><text:span text:style-name="T1"><text:line-break/></text:span><text:span text:style-name="T1"> <text:s/>...</text:span></text:p>
            <text:p><text:span text:style-name="T1">&lt;/account&gt;</text:span></text:p>
          </draw:text-box>
        </draw:frame>
        <draw:frame draw:style-name="gr2" draw:text-style-name="P1" draw:layer="layout" svg:width="12.809cm" svg:height="3.356cm" svg:x="1.602cm" svg:y="1.361cm">
          <draw:text-box>
            <text:p><text:span text:style-name="T1">&lt;user oid="deadbeef-600d-f00d-b004-111111111111”&gt;</text:span></text:p>
            <text:p><text:span text:style-name="T1"><text:s text:c="2"/></text:span><text:span text:style-name="T1">&lt;name&gt;jack&lt;/name&gt;</text:span></text:p>
            <text:p><text:span text:style-name="T1"><text:s text:c="2"/></text:span><text:span text:style-name="T1">&lt;fullName&gt;Cpt. Jack Sparrow&lt;/fullName&gt;</text:span><text:span text:style-name="T1"><text:line-break/></text:span><text:span text:style-name="T1"> <text:s/>...</text:span></text:p>
            <text:p><text:span text:style-name="T1"><text:s text:c="2"/></text:span><text:span text:style-name="T2">&lt;linkRef oid=”600ddeed-feed-beef-f00d-222233331111”/&gt;</text:span><text:span text:style-name="T1"><text:line-break/></text:span><text:span text:style-name="T1"> <text:s/>...</text:span></text:p>
            <text:p><text:span text:style-name="T1">&lt;/user&gt;</text:span></text:p>
          </draw:text-box>
        </draw:frame>
        <draw:path draw:style-name="gr3" draw:text-style-name="P2" draw:layer="layout" svg:width="7.446cm" svg:height="2.884cm" draw:transform="rotate (-0.179768912955417) translate (7.42537382371718cm 2.30738791843746cm)" svg:viewBox="0 0 7447 2885" svg:d="m6894 0c3456 400-10610 2703-5930 2885">
          <text:p/>
        </draw:path>
        <draw:frame draw:style-name="gr5" draw:layer="layout" svg:width="2.957cm" svg:height="0.839cm" svg:x="15.224cm" svg:y="2.447cm">
          <draw:text-box>
            <text:p><text:span text:style-name="T4">Reference</text:span></text:p>
          </draw:text-box>
        </draw:frame>
        <draw:frame draw:style-name="gr2" draw:text-style-name="P1" draw:layer="layout" svg:width="12.589cm" svg:height="4.601cm" svg:x="1.508cm" svg:y="9.074cm">
          <draw:text-box>
            <text:p><text:span text:style-name="T1">&lt;user oid="deadbeef-600d-f00d-b004-111111111111”&gt;</text:span></text:p>
            <text:p><text:span text:style-name="T1"><text:s text:c="2"/></text:span><text:span text:style-name="T1">&lt;name&gt;jack&lt;/name&gt;</text:span></text:p>
            <text:p><text:span text:style-name="T1"><text:s text:c="2"/></text:span><text:span text:style-name="T1">&lt;fullName&gt;Cpt. Jack Sparrow&lt;/fullName&gt;</text:span><text:span text:style-name="T1"><text:line-break/></text:span><text:span text:style-name="T1"> <text:s/>...</text:span></text:p>
            <text:p><text:span text:style-name="T1"><text:s text:c="2"/></text:span><text:span text:style-name="T2">&lt;account oid="600ddeed-feed-beef-f00d-222233331111”&gt;</text:span></text:p>
            <text:p><text:span text:style-name="T2"><text:s text:c="4"/></text:span><text:span text:style-name="T2">&lt;name&gt;jsparrow&lt;/name&gt;</text:span><text:span text:style-name="T2"><text:line-break/></text:span><text:span text:style-name="T2"> <text:s text:c="3"/>...</text:span></text:p>
            <text:p><text:span text:style-name="T2"><text:s text:c="2"/></text:span><text:span text:style-name="T2">&lt;/account&gt;</text:span><text:span text:style-name="T1"><text:line-break/></text:span><text:span text:style-name="T1"> <text:s/>...</text:span></text:p>
            <text:p><text:span text:style-name="T1">&lt;/user&gt;</text:span></text:p>
          </draw:text-box>
        </draw:frame>
        <draw:frame draw:style-name="gr5" draw:layer="layout" svg:width="3.042cm" svg:height="1.427cm" svg:x="14.468cm" svg:y="9.382cm">
          <draw:text-box>
            <text:p><text:span text:style-name="T4">Composite</text:span><text:span text:style-name="T4"><text:line-break/></text:span><text:span text:style-name="T4">Object</text:span></text:p>
          </draw:text-box>
        </draw:frame>
      </draw:page>
      <draw:page draw:name="page4" draw:style-name="dp1" draw:master-page-name="Default">
        <draw:custom-shape draw:style-name="gr6" draw:text-style-name="P2" draw:layer="layout" svg:width="12.7cm" svg:height="8.382cm" svg:x="6.588cm" svg:y="6.842cm">
          <text:p/>
          <draw:enhanced-geometry svg:viewBox="0 0 88 21600" draw:glue-points="44 ?f6 44 0 0 10800 44 21600 88 10800" draw:text-areas="0 ?f6 88 ?f3" draw:type="can" draw:modifiers="2135.1217378626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" draw:text-style-name="P3" draw:layer="layout" svg:width="9.846cm" svg:height="2.061cm" svg:x="8.172cm" svg:y="7.98cm">
          <draw:text-box>
            <text:p><text:span text:style-name="T5">&lt;connector oid="feedf00d-feed-b004-f00d-888888881111”&gt;</text:span></text:p>
            <text:p><text:span text:style-name="T6"><text:s text:c="2"/></text:span><text:span text:style-name="T6">...</text:span></text:p>
            <text:p><text:span text:style-name="T6"><text:s text:c="2"/></text:span><text:span text:style-name="T6">&lt;connectorType&gt;DbTableConnector&lt;/connectorType&gt;</text:span><text:span text:style-name="T6"><text:line-break/></text:span><text:span text:style-name="T6"> <text:s/>...</text:span></text:p>
            <text:p><text:span text:style-name="T6">&lt;/account&gt;</text:span></text:p>
          </draw:text-box>
        </draw:frame>
        <draw:frame draw:style-name="gr7" draw:text-style-name="P1" draw:layer="layout" svg:width="12.149cm" svg:height="5.016cm" svg:x="1.602cm" svg:y="1.361cm">
          <draw:text-box>
            <text:p><text:span text:style-name="T1">&lt;resource&gt;</text:span></text:p>
            <text:p><text:span text:style-name="T1"><text:s text:c="2"/></text:span><text:span text:style-name="T1">&lt;name&gt;Gunpower Warehouse&lt;/name&gt;</text:span></text:p>
            <text:p><text:span text:style-name="T1"><text:s text:c="2"/></text:span><text:span text:style-name="T2">&lt;connectorRef type=”ConnectorType”&gt;</text:span></text:p>
            <text:p><text:span text:style-name="T2"><text:s text:c="4"/></text:span><text:span text:style-name="T2">&lt;equal&gt;</text:span></text:p>
            <text:p><text:span text:style-name="T2"><text:s text:c="6"/></text:span><text:span text:style-name="T2">&lt;value&gt;</text:span></text:p>
            <text:p><text:span text:style-name="T2"><text:s text:c="8"/></text:span><text:span text:style-name="T2">&lt;connectorType&gt;LdapConnector&lt;/connectorType&gt;</text:span></text:p>
            <text:p><text:span text:style-name="T2"><text:s text:c="6"/></text:span><text:span text:style-name="T2">&lt;/value&gt;</text:span></text:p>
            <text:p><text:span text:style-name="T2"><text:s text:c="4"/></text:span><text:span text:style-name="T2">&lt;/equal&gt;</text:span><text:span text:style-name="T2"><text:line-break/></text:span><text:span text:style-name="T2"> <text:s/>&lt;/connectorRef&gt;</text:span><text:span text:style-name="T1"><text:line-break/></text:span><text:span text:style-name="T1"> <text:s/>...</text:span></text:p>
            <text:p><text:span text:style-name="T1">&lt;/user&gt;</text:span></text:p>
          </draw:text-box>
        </draw:frame>
        <draw:path draw:style-name="gr3" draw:text-style-name="P2" draw:layer="layout" svg:width="2.218cm" svg:height="5.974cm" draw:transform="rotate (-0.179768912955417) translate (5.22837707159359cm 3.96259539100192cm)" svg:viewBox="0 0 2219 5975" svg:d="m1898 0c1818 1477-4885 5793-205 5975">
          <text:p/>
        </draw:path>
        <draw:frame draw:style-name="gr5" draw:text-style-name="P4" draw:layer="layout" svg:width="3.249cm" svg:height="1.427cm" svg:x="14.007cm" svg:y="1.508cm">
          <draw:text-box>
            <text:p><text:span text:style-name="T7">Object from</text:span><text:span text:style-name="T7"><text:line-break/></text:span><text:span text:style-name="T7">import file</text:span></text:p>
          </draw:text-box>
        </draw:frame>
        <draw:frame draw:style-name="gr1" draw:text-style-name="P3" draw:layer="layout" svg:width="9.846cm" svg:height="2.061cm" svg:x="8.172cm" svg:y="10.266cm">
          <draw:text-box>
            <text:p><text:span text:style-name="T6">&lt;connector oid="</text:span><text:span text:style-name="T8">feedf00d-feed-b004-f00d-888888882222</text:span><text:span text:style-name="T6">”&gt;</text:span></text:p>
            <text:p><text:span text:style-name="T6"><text:s text:c="2"/></text:span><text:span text:style-name="T6">...</text:span></text:p>
            <text:p><text:span text:style-name="T6"><text:s text:c="2"/></text:span><text:span text:style-name="T9">&lt;connectorType&gt;LdapConnector&lt;/connectorType&gt;</text:span><text:span text:style-name="T6"><text:line-break/></text:span><text:span text:style-name="T6"> <text:s/>...</text:span></text:p>
            <text:p><text:span text:style-name="T6">&lt;/account&gt;</text:span></text:p>
          </draw:text-box>
        </draw:frame>
        <draw:frame draw:style-name="gr1" draw:text-style-name="P3" draw:layer="layout" svg:width="9.846cm" svg:height="2.061cm" svg:x="8.172cm" svg:y="12.552cm">
          <draw:text-box>
            <text:p><text:span text:style-name="T5">&lt;connector oid="feedf00d-feed-b004-f00d-888888883333”&gt;</text:span></text:p>
            <text:p><text:span text:style-name="T6"><text:s text:c="2"/></text:span><text:span text:style-name="T6">...</text:span></text:p>
            <text:p><text:span text:style-name="T6"><text:s text:c="2"/></text:span><text:span text:style-name="T6">&lt;connectorType&gt;RumTransferConnector&lt;/connectorType&gt;</text:span><text:span text:style-name="T6"><text:line-break/></text:span><text:span text:style-name="T6"> <text:s/>...</text:span></text:p>
            <text:p><text:span text:style-name="T6">&lt;/account&gt;</text:span></text:p>
          </draw:text-box>
        </draw:frame>
        <draw:frame draw:style-name="gr5" draw:text-style-name="P5" draw:layer="layout" svg:width="3.779cm" svg:height="0.662cm" svg:x="11.16cm" svg:y="6.942cm">
          <draw:text-box>
            <text:p><text:span text:style-name="T10">midPoint Repository</text:span></text:p>
          </draw:text-box>
        </draw:frame>
        <draw:frame draw:style-name="gr5" draw:text-style-name="P5" draw:layer="layout" svg:width="2.187cm" svg:height="0.839cm" svg:x="3.032cm" svg:y="7.019cm">
          <draw:text-box>
            <text:p><text:span text:style-name="T11">Search</text:span></text:p>
          </draw:text-box>
        </draw:frame>
        <draw:frame draw:style-name="gr8" draw:text-style-name="P1" draw:layer="layout" svg:width="18.312cm" svg:height="2.526cm" svg:x="1.344cm" svg:y="16.254cm">
          <draw:text-box>
            <text:p><text:span text:style-name="T1">&lt;resource&gt;</text:span></text:p>
            <text:p><text:span text:style-name="T1"><text:s text:c="2"/></text:span><text:span text:style-name="T1">&lt;name&gt;Gunpower Warehouse&lt;/name&gt;</text:span></text:p>
            <text:p><text:span text:style-name="T1"><text:s text:c="2"/></text:span><text:span text:style-name="T12">&lt;connectorRef oid=”feedf00d-feed-b004-f00d-888888882222” type=”ConnectorType”&gt;</text:span></text:p>
            <text:p><text:span text:style-name="T1"><text:s text:c="2"/></text:span><text:span text:style-name="T1">...</text:span></text:p>
            <text:p><text:span text:style-name="T1">&lt;/user&gt;</text:span></text:p>
          </draw:text-box>
        </draw:frame>
        <draw:path draw:style-name="gr9" draw:text-style-name="P2" draw:layer="layout" svg:width="4.287cm" svg:height="6.64cm" draw:transform="rotate (-0.179768912955417) translate (14.8874422395349cm 10.467927409589cm)" svg:viewBox="0 0 4288 6641" svg:d="m2450 0c4480 735-378 5490-2450 6641">
          <text:p/>
        </draw:path>
        <draw:frame draw:style-name="gr5" draw:text-style-name="P6" draw:layer="layout" svg:width="7.745cm" svg:height="0.839cm" svg:x="11.28cm" svg:y="18.78cm">
          <draw:text-box>
            <text:p><text:span text:style-name="T13">Object imported into reposito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dovan Semančík</meta:initial-creator>
    <meta:creation-date>2011-09-26T09:54:45</meta:creation-date>
    <dc:date>2013-04-25T11:21:52.23</dc:date>
    <meta:editing-duration>PT1H52M14S</meta:editing-duration>
    <meta:editing-cycles>7</meta:editing-cycles>
    <meta:generator>LibreOffice/3.6$Windows_x86 LibreOffice_project/5b93205-6e6b3fc-7830f6d-c08ad66-1d9bf4</meta:generator>
    <meta:document-statistic meta:object-count="26"/>
  </office:meta>
</office:document-meta>
</file>